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text-properties fo:font-size="12pt" style:font-size-asian="12pt" style:font-size-complex="12pt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list-style-name="LFO1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list-style-name="LFO2" style:family="paragraph">
      <style:text-properties fo:font-size="12pt" style:font-size-asian="12pt" style:font-size-complex="12pt"/>
    </style:style>
    <style:style style:name="P12" style:parent-style-name="Normal" style:list-style-name="LFO2" style:family="paragraph">
      <style:text-properties fo:font-size="12pt" style:font-size-asian="12pt" style:font-size-complex="12pt"/>
    </style:style>
    <style:style style:name="P13" style:parent-style-name="Normal" style:list-style-name="LFO2" style:family="paragraph">
      <style:text-properties fo:font-size="12pt" style:font-size-asian="12pt" style:font-size-complex="12pt"/>
    </style:style>
    <style:style style:name="P14" style:parent-style-name="Normal" style:list-style-name="LFO2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  <style:style style:name="P17" style:parent-style-name="Normal" style:family="paragraph">
      <style:text-properties fo:font-size="12pt" style:font-size-asian="12pt" style:font-size-complex="12pt"/>
    </style:style>
    <style:style style:name="T18" style:parent-style-name="DefaultParagraphFont" style:family="text">
      <style:text-properties fo:font-size="12pt" style:font-size-asian="12pt" style:font-size-complex="12pt"/>
    </style:style>
    <style:style style:name="T1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0" style:parent-style-name="DefaultParagraphFont" style:family="text">
      <style:text-properties fo:font-size="12pt" style:font-size-asian="12pt" style:font-size-complex="12pt"/>
    </style:style>
    <style:style style:name="P21" style:parent-style-name="Normal" style:family="paragraph">
      <style:text-properties fo:font-size="12pt" style:font-size-asian="12pt" style:font-size-complex="12pt"/>
    </style:style>
    <style:style style:name="P22" style:parent-style-name="Normal" style:family="paragraph">
      <style:text-properties fo:font-size="12pt" style:font-size-asian="12pt" style:font-size-complex="12pt"/>
    </style:style>
    <style:style style:name="P23" style:parent-style-name="Normal" style:family="paragraph">
      <style:text-properties fo:font-size="12pt" style:font-size-asian="12pt" style:font-size-complex="12pt"/>
    </style:style>
    <style:style style:name="P24" style:parent-style-name="Normal" style:list-style-name="LFO3" style:family="paragraph">
      <style:text-properties fo:font-size="12pt" style:font-size-asian="12pt" style:font-size-complex="12pt"/>
    </style:style>
    <style:style style:name="P25" style:parent-style-name="Normal" style:family="paragraph">
      <style:text-properties fo:font-size="12pt" style:font-size-asian="12pt" style:font-size-complex="12pt"/>
    </style:style>
    <style:style style:name="P26" style:parent-style-name="Normal" style:family="paragraph">
      <style:text-properties fo:font-size="12pt" style:font-size-asian="12pt" style:font-size-complex="12pt"/>
    </style:style>
    <style:style style:name="P27" style:parent-style-name="Normal" style:list-style-name="LFO4" style:family="paragraph">
      <style:text-properties fo:font-size="12pt" style:font-size-asian="12pt" style:font-size-complex="12pt"/>
    </style:style>
    <style:style style:name="P28" style:parent-style-name="Normal" style:family="paragraph">
      <style:text-properties fo:font-size="12pt" style:font-size-asian="12pt" style:font-size-complex="12pt"/>
    </style:style>
    <style:style style:name="P29" style:parent-style-name="Normal" style:list-style-name="LFO4" style:family="paragraph">
      <style:text-properties fo:font-size="12pt" style:font-size-asian="12pt" style:font-size-complex="12pt"/>
    </style:style>
    <style:style style:name="P30" style:parent-style-name="Normal" style:family="paragraph">
      <style:text-properties fo:font-size="12pt" style:font-size-asian="12pt" style:font-size-complex="12pt"/>
    </style:style>
    <style:style style:name="P31" style:parent-style-name="Normal" style:list-style-name="LFO4" style:family="paragraph">
      <style:text-properties fo:font-size="12pt" style:font-size-asian="12pt" style:font-size-complex="12pt"/>
    </style:style>
    <style:style style:name="P32" style:parent-style-name="Normal" style:family="paragraph">
      <style:text-properties fo:font-size="12pt" style:font-size-asian="12pt" style:font-size-complex="12pt"/>
    </style:style>
    <style:style style:name="P33" style:parent-style-name="Normal" style:list-style-name="LFO4" style:family="paragraph">
      <style:text-properties fo:font-size="12pt" style:font-size-asian="12pt" style:font-size-complex="12pt"/>
    </style:style>
    <style:style style:name="P34" style:parent-style-name="Normal" style:family="paragraph">
      <style:text-properties fo:font-size="12pt" style:font-size-asian="12pt" style:font-size-complex="12pt"/>
    </style:style>
    <style:style style:name="P35" style:parent-style-name="Normal" style:family="paragraph">
      <style:text-properties fo:font-size="12pt" style:font-size-asian="12pt" style:font-size-complex="12pt"/>
    </style:style>
    <style:style style:name="P36" style:parent-style-name="Normal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Camera vs Scanner</text:p>
      <text:p text:style-name="P2"/>
      <text:p text:style-name="P3">Due to Delays in and issues of the materials arriving on time, I’ve been looking at alternatives.</text:p>
      <text:p text:style-name="P4"/>
      <text:p text:style-name="P5">Questions to ask –<text:s/></text:p>
      <text:list text:style-name="LFO1" text:continue-numbering="true">
        <text:list-item>
          <text:p text:style-name="P6">Can we subvert the requirements of the project so that not all the requirements are used. For example is specifically mentions<text:s/></text:p>
        </text:list-item>
      </text:list>
      <text:p text:style-name="P7">using an encoder (digital micro-mirror device, DMD) and a PIN diode detector.</text:p>
      <text:p text:style-name="P8"/>
      <text:p text:style-name="P9">As I’ve been looking at alternatives such as Build a single-pixel scanning camera as then I can use mainly components that are linked to Arduino and potentially stepper motors to help in the generation of the image.</text:p>
      <text:p text:style-name="P10"/>
      <text:list text:style-name="LFO2" text:continue-numbering="true">
        <text:list-item>
          <text:p text:style-name="P11">Code would be able to scan the pixels and identify the colour that would be used to help reproduce the image.</text:p>
        </text:list-item>
        <text:list-item>
          <text:p text:style-name="P12">Depending on the motor size, should be size of my hand or just bigger.</text:p>
        </text:list-item>
        <text:list-item>
          <text:p text:style-name="P13">Code could be done via Arduino studio.<text:s/></text:p>
        </text:list-item>
        <text:list-item>
          <text:p text:style-name="P14">Components would be combined via 3D printing and as it’s available on campus, the wait shouldn’t be too long</text:p>
        </text:list-item>
      </text:list>
      <text:p text:style-name="P15"/>
      <text:p text:style-name="P16">Examples show that it could be done in two different forms, one as square or rectangular shape block that’ll scan the picture it has underneath it. Has a couple flaws to this though, looked at comparing to the first alternative idea and the first one would come across as a better example due to the size and ease of movement ability</text:p>
      <text:p text:style-name="P17"/>
      <text:p text:style-name="Normal"><text:span text:style-name="T18">Alternative idea would be using<text:s/></text:span><text:span text:style-name="T19">Pinhole Camera</text:span><text:span text:style-name="T20"><text:s/>–</text:span></text:p>
      <text:p text:style-name="P21">A pinhole camera is an old concept. With a small enough hole an image can be projected on a plane opposite to it. The image, projected from a pinhole will be quite faint. To read it off, we need a good sensor. Photodiodes are made in a variety of wavelengths and with only one photodiode it’d have to be moved across the image plane.</text:p>
      <text:p text:style-name="P22">First thing needed is a sensor, capable of seeing the shades in the faint light of pinhole's projection. A photodiode should be good enough as it converts light or similar waves into electricity.<text:s/></text:p>
      <text:p text:style-name="P23"/>
      <text:list text:style-name="LFO3" text:continue-numbering="true">
        <text:list-item>
          <text:p text:style-name="P24">What's the difference between a single pixel camera and single pixel scanner</text:p>
        </text:list-item>
      </text:list>
      <text:p text:style-name="P25">A single-pixel camera and a single-pixel scanner are similar in that they both use a single photo-sensitive element to capture light and generate an image. However, there are some key differences between the two:</text:p>
      <text:p text:style-name="P26"/>
      <text:list text:style-name="LFO4" text:continue-numbering="true">
        <text:list-item>
          <text:p text:style-name="P27">Modulation method: A single-pixel camera modulates the incoming light using a Digital Micro-Mirror Device (DMD) or similar technology, whereas a single-pixel scanner modulates the light using a mechanical shutter or other physical means.</text:p>
        </text:list-item>
      </text:list>
      <text:p text:style-name="P28"/>
      <text:list text:style-name="LFO4" text:continue-numbering="true">
        <text:list-item>
          <text:p text:style-name="P29">Image acquisition: In a single-pixel camera, the image is acquired in real-time by continuously modulating the light and measuring the response of the photo-sensitive element. In a single-pixel scanner, the image is acquired by scanning the object or scene line by line and measuring the response of the photo-sensitive element at each point.</text:p>
        </text:list-item>
      </text:list>
      <text:p text:style-name="P30"/>
      <text:list text:style-name="LFO4" text:continue-numbering="true">
        <text:list-item>
          <text:p text:style-name="P31">Image quality: The quality of the image generated by a single-pixel camera or scanner depends on several factors, including the modulation method, the image acquisition method, the photo-sensitive element, and the image reconstruction algorithm. Single-pixel cameras and scanners can provide good image quality, but the specifics will depend on the specific design and requirements of each system.</text:p>
        </text:list-item>
      </text:list>
      <text:p text:style-name="P32"/>
      <text:list text:style-name="LFO4" text:continue-numbering="true">
        <text:list-item>
          <text:p text:style-name="P33">Cost: Single-pixel cameras and scanners can vary greatly in cost depending on the components and technology used. Single-pixel cameras that use advanced modulation methods and fast image acquisition techniques can be more expensive than single-pixel scanners that use simpler techniques.</text:p>
        </text:list-item>
      </text:list>
      <text:p text:style-name="P34"/>
      <text:p text:style-name="P35">In conclusion, both single-pixel cameras and scanners have their own advantages and disadvantages, and the choice between the two will depend on the specific application, budget, and desired image quality.</text:p>
      <text:p text:style-name="P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bert Whiting</meta:initial-creator>
    <dc:creator>Robert Whiting</dc:creator>
    <meta:creation-date>2023-02-27T05:59:00Z</meta:creation-date>
    <dc:date>2023-02-27T06:00:00Z</dc:date>
    <meta:template xlink:href="Normal" xlink:type="simple"/>
    <meta:editing-cycles>2</meta:editing-cycles>
    <meta:editing-duration>PT60S</meta:editing-duration>
    <meta:document-statistic meta:page-count="2" meta:paragraph-count="7" meta:word-count="534" meta:character-count="3571" meta:row-count="25" meta:non-whitespace-character-count="3044"/>
  </office:meta>
</office:document-meta>
</file>